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2736in"/>
    </style:style>
    <style:style style:name="co5" style:family="table-column">
      <style:table-column-properties fo:break-before="auto" style:column-width="2.3591in"/>
    </style:style>
    <style:style style:name="co6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</text:p>
          </table:table-cell>
          <table:table-cell office:value-type="string" calcext:value-type="string">
            <text:p>", "wordTranslation":"</text:p>
          </table:table-cell>
          <table:table-cell/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ы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 так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", "wordTranslation":"</text:p>
          </table:table-cell>
          <table:table-cell/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м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ou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л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Oн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i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вид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ro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уд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л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каз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д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сл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u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bo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о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ж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i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тор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n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ьш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уч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k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г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in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k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к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которы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руг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н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op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юд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k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з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то ж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cau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тому к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e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ч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ju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ех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u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пользов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пер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s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к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t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n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оль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o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й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r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в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в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й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юбы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f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e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д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щ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ьшин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ou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же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e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обходим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u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разд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авиль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мею в вид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n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ног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к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ледн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i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бен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сказ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йствитель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fo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an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пан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rou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ре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w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ни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каз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f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из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an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мен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a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ли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twe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жд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ee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увств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ишко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 ещ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бле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r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пис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a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на и та 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e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ли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ыт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a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тав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umb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 то и друг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w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во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а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i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оч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tt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l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моги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s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трет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l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meth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то нибуд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ожи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o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c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л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tere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тере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choo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кол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зд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i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ffer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руг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x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едующ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ч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i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то время к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e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дел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г б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u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же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авн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иког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clu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ключаю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ur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ур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u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p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кла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ou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рупп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m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енщ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o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кру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o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mi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e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зво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ще ра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i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воего ро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ee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yste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сте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жд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ques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ur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теч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way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г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i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да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m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лень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u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уч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ll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ед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g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ч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mporta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аж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u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d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u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черед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e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r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нос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r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судар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еех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ne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we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на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ea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лощад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v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остав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ri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ру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n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r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ьш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usin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изне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tho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form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форма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крыт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rd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ка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overn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авитель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о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ss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rk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ын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лат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ui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о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р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rv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азание услу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ain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ти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lie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р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co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тор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ou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юбл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cre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велич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job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бо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ul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зульта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w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ле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amp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м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pp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исх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f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лага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ou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лод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gra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грам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u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derst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нима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an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асиб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ле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d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Cегодн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уд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иц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p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dea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де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ньш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oo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на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ti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s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ор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в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втомоби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a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ч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s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peri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ы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ин ра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mb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ле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ou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таточ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лох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ч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b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состоян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pp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держ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e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удь 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ин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s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стоящее врем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ковая сторо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qu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воль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thou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смотря на то ч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еч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r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р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a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имене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ea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th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c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работ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blic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щественно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t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вольно ча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ез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ssib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можн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tu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 самом де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a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коре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ie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мотр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ge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мес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sid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сматри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одит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ест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черин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c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ст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tro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тро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rea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ce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спокой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du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у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тер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o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mo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ч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tin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ол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o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 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в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бо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p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жид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ффе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ртир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гда-либ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yth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то-нибуд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u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 рука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д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прав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l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зво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кор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t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аз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bab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gge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лаг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м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w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щ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трольная рабо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is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ещ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n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нт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th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иче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tu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рну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l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t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у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f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фи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co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л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o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п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ver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г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velo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ви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memb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помн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мно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a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sw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g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игу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t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исьм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c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нимать ре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ngu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bj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м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a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лас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velop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рабо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w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ов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nu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ну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o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rea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о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и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удуще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i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л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o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ому наза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m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m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ред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игр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l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в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vol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влек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тич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c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циальн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io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и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ro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ре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ме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isto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re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здай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дить машин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до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вуч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y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а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usic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узы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a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г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litic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итическ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r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вобод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ce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уч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м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a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lic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ити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r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дальнейш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qui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реб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ожди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енеральн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pp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явля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w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a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ан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s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г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dividu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дивиду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la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n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мыс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hap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бав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u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ави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х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du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изв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а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ротк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r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ть соглас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ко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ryth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ear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следов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лож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p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умаг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si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ж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um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u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пьют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tu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туа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f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трудник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tiv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роприят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l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rn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тр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й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ч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o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j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me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то 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bo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ш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sig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роприят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ec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об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metime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ог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di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r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o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бери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ец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cis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b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бл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rt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ределе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w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пере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ав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двед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ре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scrib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ис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imse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vailab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туп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speci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обен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r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i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ъ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ir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вуш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yb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жет бы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mun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l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щ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ticul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крет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o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о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jo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соедини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fficul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ож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e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жалуйс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tai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та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ffer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н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йств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al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доровь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e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а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ав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h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лефо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mselve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мих себ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a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влеч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act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de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д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ai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ни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ustom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ли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ro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ро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pl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вер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uts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 пределам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hi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conomic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кономичес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й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pproa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х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ac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чит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емельные участк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ar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ря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конце концо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g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на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ai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пр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lationshi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ношен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ave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утешеств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jo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a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мер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рош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mou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mpro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лучш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ic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рт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льчи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g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читыв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rganiz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рганиза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pp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частлив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up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an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ссортим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qual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честве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j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е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o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ругл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portun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мож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o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рог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co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гла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ис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s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ел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refo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едователь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с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он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ды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i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ит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dust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мышлен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duc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разов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as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мер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бий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r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служи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ke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rtain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зуслов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atio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цион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tse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a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ча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e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cur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зопас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nef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го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a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дел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is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ис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w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во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nd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ндар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o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л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c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ц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c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оку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це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a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тран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st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liz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su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к прави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ta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нны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ng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form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ста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ан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cep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ни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cie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ще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chnolog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хнолог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n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помяну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o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б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a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а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m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щ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ul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ульту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m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р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m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е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st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связ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r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правиль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o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у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ff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сил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tten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ним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p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e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вер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le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ож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i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du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меньш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so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сон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o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im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ивотн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r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бы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ti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ци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urr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кущ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ntu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id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казательств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i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уществ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mil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налогич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рьб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ad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ид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траф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re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m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ывш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ta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та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ticular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обен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f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е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o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pa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готов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scu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сужд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o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ло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ie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ус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is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pp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полаг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pp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ать зая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sid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зид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го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a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равн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u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l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и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o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гази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дны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nowled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н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ug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ме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a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рдц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ur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mploy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емный рабоч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n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mp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n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ан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r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ир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ле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tic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ть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tta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та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eig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остра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rpri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юрпри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ea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обен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ct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акт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t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мпатичн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cent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последнее врем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ff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ли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o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д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c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давн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l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меть отно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fic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фици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anc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инансов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с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mpaig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мпан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iv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аст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u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уз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ry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org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ан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спокои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mm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in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пит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in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н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r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р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pres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став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ke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s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nag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недж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ternatio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ждународ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t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дер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ti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ведом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nd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даваться вопросо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a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ро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ruct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ста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де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yse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б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act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точк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т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i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крас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k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ботни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жмит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hate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з разниц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cessa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обходим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g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ow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ос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n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ч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flu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лия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p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важ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ario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лич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t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йм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ким образо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k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м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ttemp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пы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ы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mp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средн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o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кц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nage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пра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arac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сонаж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т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да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stablis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станов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dee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самом де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ончате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conom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мести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u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n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унк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esterd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че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m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ра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havi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di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ба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term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редел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ан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pul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се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i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терпеть неудачу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viron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ружающая сре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du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извод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tra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тра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lay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гро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й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ccu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исх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l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одиночеств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gnifica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начительн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u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кар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е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rie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р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r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посредстве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cc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morr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вт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rect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ирект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ear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яв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a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сутств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vie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з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p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вис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a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cogniz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зн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nd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rp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part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де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си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ре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lle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лледж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g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твержд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lid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нь отдых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r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ме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ur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ch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hie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te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ун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каз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as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ремя го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lo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uf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id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yo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то угод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tho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т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alysi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нализ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le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бор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lita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е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te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стин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ub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луб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l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иж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vi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и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ct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scuss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сужд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r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ст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hallen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зо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р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ar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ко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te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я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in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сыл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sp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смотр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trodu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вод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vant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имуще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a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тов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r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йти замуж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rik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бастов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л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e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ск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bil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особ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д. из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r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spit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ьн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quick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ыстр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tervie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тервь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ree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гла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le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пус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x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лог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lu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ш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pit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л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pul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пуляр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ecific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нкрет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autifu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расива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ах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i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levis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левид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rio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рьез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rge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иш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gre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еп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тащ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рас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usba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уж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cc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ступ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ve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виж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e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ссматри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dentif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дентифицир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o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тер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a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же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ode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временн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ssu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втобу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eat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ч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ourse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pp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тав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ill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ort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atur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род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pr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раз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dic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каз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tt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ещ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roth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ра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vest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нвестиц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cor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rganiz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рганиз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i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езд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eyo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lee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s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mi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ещ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tenti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тенциа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erg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нерг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l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ou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сну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ай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dd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а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ff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rateg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ратег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ep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лубок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cep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ea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ист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нденци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v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виг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полн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вез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twor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eneral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 обще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er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ера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t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впад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voi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збе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a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день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row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as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rm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орм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o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ssoci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ссоциир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lu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sitiv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ожите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ариа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ox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u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гром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ss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общ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ме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ty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f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слатьс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l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лод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s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 себ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етвер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ssu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полаг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b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т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ccessfu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спеш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ub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мн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eti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ревнова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eo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po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лож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fer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прав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rgu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ргум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dul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ет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cum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кум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atte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шабло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pplic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я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bvious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чевид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cle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 понят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il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конопрое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ar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par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де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entr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are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рье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nyw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к или инач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peec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ч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ffic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отрудни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roughou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 протяжен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i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лать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f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ибыл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ue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гада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u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сел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t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щищ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our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сур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cie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у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se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олез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l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алан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m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носить ущерб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si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нов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uth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вт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сновн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ncoura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ощр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ai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лос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ужск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per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fl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траж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erci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пражн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sefu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езным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taura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естора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nc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per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имуще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viou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ыдущ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r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ем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mag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став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ka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r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рабаты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ugh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ч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s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л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ewspap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газе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f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предел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clus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во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o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verybo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с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ek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ходны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erfor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ыполн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fessio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фессион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b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ебаты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emor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re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еле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сн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bjec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ъе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intai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ддержи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redi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ing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льц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scov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наруж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ртв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fterno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сле полудн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ef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почит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xte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одл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ssibil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озмож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rec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аправ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cil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ъек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нообраз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i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ежеднев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lothe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деж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cre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экран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a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рек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an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анец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plete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лностью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ema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енский по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sponsibil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бязан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origi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ригиналь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iste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естр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ock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амен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ream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ечт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no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universi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ниверсите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asi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без тру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enc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гентств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ollar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лла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arde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ix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иксиров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hea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перед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ross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ересека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yeah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igh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leg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юридическо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ropos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ерс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nvers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разгов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omebod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то-т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ound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у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magazin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журнал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hap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фор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immediate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немедлен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welcom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Добро пожалова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mil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улыбк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communic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коммуникаци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gent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агент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raditional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радиционн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replac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заменя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judg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удья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erself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сам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suddenl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вдруг, внезапно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generation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коление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estima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оцени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favorit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любимы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difficulty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трудность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purchase</text:p>
          </table:table-cell>
          <table:table-cell office:value-type="string" calcext:value-type="string">
            <text:p>", "wordTranslation":"</text:p>
          </table:table-cell>
          <table:table-cell office:value-type="string" calcext:value-type="string">
            <text:p>покупка</text:p>
          </table:table-cell>
          <table:table-cell office:value-type="string" calcext:value-type="string">
            <text:p>"}</text:p>
          </table:table-cell>
          <table:table-cell table:number-columns-repeated="1018"/>
        </table:table-row>
        <table:table-row table:style-name="ro1" table:number-rows-repeated="180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57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spital</text:p>
          </table:table-cell>
          <table:table-cell office:value-type="string" calcext:value-type="string">
            <text:p>", "wordCard":"</text:p>
          </table:table-cell>
          <table:table-cell office:value-type="string" calcext:value-type="string">
            <text:p>больница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hot</text:p>
          </table:table-cell>
          <table:table-cell office:value-type="string" calcext:value-type="string">
            <text:p>", "wordCard":"</text:p>
          </table:table-cell>
          <table:table-cell office:value-type="string" calcext:value-type="string">
            <text:p>горячий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throughout</text:p>
          </table:table-cell>
          <table:table-cell office:value-type="string" calcext:value-type="string">
            <text:p>", "wordCard":"</text:p>
          </table:table-cell>
          <table:table-cell office:value-type="string" calcext:value-type="string">
            <text:p>на протяжении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wordOrigin":"</text:p>
          </table:table-cell>
          <table:table-cell table:style-name="ce1" office:value-type="string" calcext:value-type="string">
            <text:p>author</text:p>
          </table:table-cell>
          <table:table-cell office:value-type="string" calcext:value-type="string">
            <text:p>", "wordCard":"</text:p>
          </table:table-cell>
          <table:table-cell office:value-type="string" calcext:value-type="string">
            <text:p>автор</text:p>
          </table:table-cell>
          <table:table-cell office:value-type="string" calcext:value-type="string">
            <text:p>"},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5:27:11.52005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2-16T21:37:26.589018946</dc:date>
    <meta:generator>LibreOffice/4.2.8.2$Linux_X86_64 LibreOffice_project/420m0$Build-2</meta:generator>
    <meta:editing-duration>PT6H8M53S</meta:editing-duration>
    <meta:editing-cycles>4</meta:editing-cycles>
    <meta:document-statistic meta:table-count="3" meta:cell-count="60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